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T1" style:family="text">
      <style:text-properties officeooo:rsid="001e864a"/>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ve setup a Mumble server for this community. My goal is to help people to game and communicate freely. This server is private, secure, and hosted by me, on my own infrastructure that I'm in possession of. Please use it to game privately and safely. Feel free to invite your friends, as long as they read and accept the rules and privacy statements below.</text:p>
      <text:h text:style-name="Heading_20_3" text:outline-level="3">What is Mumble?</text:h>
      <text:p text:style-name="Text_20_body">Mumble is a free and open source voice over IP (VOIP) program that provides voice and basic chat functionality like Discord, TeamSpeak, and Skype. You'll need a microphone and preferably a headset to optimally use Mumble.</text:p>
      <text:h text:style-name="Heading_20_3" text:outline-level="3">Installing Mumble</text:h>
      <text:p text:style-name="Text_20_body">To get connected, you'll first need to download and install Mumble for your system. You can get the official software here for PC and iOS operating systems: <text:a xlink:type="simple" xlink:href="https://wiki.mumble.info/wiki/Main_Page" office:target-frame-name="_blank" xlink:show="new" text:style-name="Internet_20_link" text:visited-style-name="Visited_20_Internet_20_Link">https://wiki.mumble.info/wiki/Main_Page</text:a><text:line-break/>For Android, you'll need to download "Plumble". There is a section that links to this in the link above.</text:p>
      <text:h text:style-name="Heading_20_3" text:outline-level="3">Setting up Mumble</text:h>
      <text:p text:style-name="Text_20_body">After installing Mumble, you should run the certificate wizard and audio wizard to get setup with the basics. More options are available in the settings menu. Please use the push to talk option. <text:line-break/>There are additional advanced options hidden by default. Click the advanced options checkbox to see them. Take some time to configure your client to your liking.</text:p>
      <text:h text:style-name="Heading_20_3" text:outline-level="3">Connect to the <text:span text:style-name="T1">MeseCraft Mumble</text:span> Server</text:h>
      <text:p text:style-name="Text_20_body">The easiest way is to click on the "Connect to Mumble" link in the header of this website. That will simply connect mumble to the <text:span text:style-name="T1">MeseCraft</text:span> server.</text:p>
      <text:p text:style-name="Text_20_body">Alternatively, you can connect by using Mumble's own connection interface and bookmarks manager. Just click "Connect", add a new entry, and enter our server details. Don't put "http" in the address field, then it won't connect!</text:p>
      <text:p text:style-name="Quotations"><text:span text:style-name="Strong_20_Emphasis">Address:</text:span> <text:span text:style-name="T1">mesecraft.com</text:span><text:line-break/><text:span text:style-name="Strong_20_Emphasis">Port:</text:span> 64738<text:line-break/><text:span text:style-name="Strong_20_Emphasis">Username:</text:span> &lt;enter a username&gt;<text:line-break/><text:span text:style-name="Strong_20_Emphasis">Label:</text:span> <text:span text:style-name="T1">MeseCraft.com</text:span></text:p>
      <text:p text:style-name="Text_20_body">When you connect, you will enter into our lobby channel.</text:p>
      <text:h text:style-name="Heading_20_3" text:outline-level="3">Register your Username</text:h>
      <text:p text:style-name="Text_20_body">Once you're in our server, you can start talking. But to use features for registered users (like private channels), you'll have to get authenticated by a moderator or administrator. This is a one-time thing, you won't ever have to do it again. If a moderator is not online, please request to be authenticated in this forum or ask in game if possible. To be registered, you just need to be connected to the server, nothing else is needed from you. Note that once you are registered, you cannot change your username <text:soft-page-break/>(a moderator can change it if you ask). After this, you're good to go! Please read our server rules. The rules are simple, free, and fair:</text:p>
      <text:h text:style-name="Heading_20_3" text:outline-level="3">Rules</text:h>
      <text:list xml:id="list2406940546" text:style-name="L1">
        <text:list-item>
          <text:p text:style-name="P2">Free speech is permitted. That said, nothing illegal under U.S. law is permitted. Please see <text:a xlink:type="simple" xlink:href="https://www.house.leg.state.mn.us/hrd/issinfo/int_fedlaws.pdf" office:target-frame-name="_blank" xlink:show="new" text:style-name="Internet_20_link" text:visited-style-name="Visited_20_Internet_20_Link">here</text:a> or <text:a xlink:type="simple" xlink:href="https://en.wikipedia.org/wiki/Internet_censorship_in_the_United_States#Federal_laws" office:target-frame-name="_blank" xlink:show="new" text:style-name="Internet_20_link" text:visited-style-name="Visited_20_Internet_20_Link">here</text:a>. </text:p>
        </text:list-item>
        <text:list-item>
          <text:p text:style-name="P2">Do not abuse, exploit, or attack the server. </text:p>
        </text:list-item>
        <text:list-item>
          <text:p text:style-name="P1">Use push to talk</text:p>
        </text:list-item>
      </text:list>
      <text:p text:style-name="Text_20_body">Violations of these rules can result in a warning or ban. More serious measures may be taken against illegal infringements. By using the mumble server, you acknowledge that you have read and accept these rules and conditions.</text:p>
      <text:h text:style-name="Heading_20_3" text:outline-level="3">Safety</text:h>
      <text:p text:style-name="Text_20_body">The following are guidelines for staying safe and private. They are extremely important and should be taken very seriously.</text:p>
      <text:list xml:id="list3108273443" text:style-name="L2">
        <text:list-item>
          <text:p text:style-name="P4">Do not reveal private and personal information about yourself in the server to others. Examples of personal details include things like: your real name, age, location, address, phone number, email address, or other information. You should not reveal these things to people you do not know, ever. </text:p>
        </text:list-item>
        <text:list-item>
          <text:p text:style-name="P4">If people are bothering or annoying you, use the ignore feature and move to a different channel! </text:p>
        </text:list-item>
        <text:list-item>
          <text:p text:style-name="P3">Report threats or incidents to moderators or administrators.</text:p>
        </text:list-item>
      </text:list>
      <text:h text:style-name="Heading_20_3" text:outline-level="3">Security &amp; Privacy Information</text:h>
      <text:list xml:id="list1541431267" text:style-name="L3">
        <text:list-item>
          <text:p text:style-name="P6">All communications are between only the server and client. Communications are encrypted end-to-end with TLS 256-bit AES encryption. There are no peer to peer connections. Users cannot see each other's IP addresses. </text:p>
        </text:list-item>
        <text:list-item>
          <text:p text:style-name="P6">IP addresses can only be seen by administrators or moderators. </text:p>
        </text:list-item>
        <text:list-item>
          <text:p text:style-name="P6">The server verifies itself to clients with a strong server certificate signed by a genuine commercial certificate authority. </text:p>
        </text:list-item>
        <text:list-item>
          <text:p text:style-name="P6">Server event logs are kept for 31 days, but occasional server backups may mean these are archived for longer. </text:p>
        </text:list-item>
        <text:list-item>
          <text:p text:style-name="P6">Logged information is only for direct operations of <text:span text:style-name="T1">mesecraft.com</text:span> and will never be used, sold, or distributed to any other parties, ever. </text:p>
        </text:list-item>
        <text:list-item>
          <text:p text:style-name="P5">The server is hosted on a free (as in freedom) operating system. There are no analytics</text:p>
        </text:list-item>
      </text:list>
      <text:p text:style-name="Text_20_body">You can read more about Mumble here: <text:a xlink:type="simple" xlink:href="https://wiki.mumble.info/wiki/FAQ/English" office:target-frame-name="_blank" xlink:show="new" text:style-name="Internet_20_link" text:visited-style-name="Visited_20_Internet_20_Link">https://wiki.mumble.info/wiki/FAQ/English</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03T02:03:10.437967598</meta:creation-date>
    <dc:date>2022-06-30T14:16:43.026901432</dc:date>
    <meta:editing-duration>PT1M36S</meta:editing-duration>
    <meta:editing-cycles>3</meta:editing-cycles>
    <meta:generator>LibreOffice/7.3.4.2$Linux_X86_64 LibreOffice_project/30$Build-2</meta:generator>
    <meta:document-statistic meta:table-count="0" meta:image-count="0" meta:object-count="0" meta:page-count="2" meta:paragraph-count="32" meta:word-count="724" meta:character-count="4352" meta:non-whitespace-character-count="3662"/>
  </office:meta>
</office:document-meta>
</file>